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Heading_20_3">
      <style:text-properties fo:font-size="12pt" style:font-size-asian="12pt" style:font-size-complex="12pt"/>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en mängd problem eftersom allt sköts manuellt och det blir alldeles för mycket jobb.</text:span></text:p>
      <text:p text:style-name="P4">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4">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3" text:outline-level="3">Båtklubbens medlemmar</text:h>
      <text:p text:style-name="Text_20_body"><text:span text:style-name="T2">Båtägare som kanske ofta är i medelåldern och mer intresserade av friluftslivet än att använda datorer och annan teknik.</text:span></text:p>
      <text:h text:style-name="Heading_20_3" text:outline-level="3"><text:span text:style-name="T2">Sekreterare</text:span></text:h>
      <text:p text:style-name="Text_20_body"><text:span text:style-name="T2">Anställd som troligtvis har bra datavana. Arbetar med uppgifter om medlemmar och båtar. Är mycket i kontakt med medlemmarna. </text:span></text:p>
      <text:h text:style-name="Heading_20_3" text:outline-level="3"><text:span text:style-name="T2">Kassör</text:span></text:h>
      <text:p text:style-name="Text_20_body"><text:span text:style-name="T2">Bra datavana. Använder datorer för uträkningar och att hålla koll på ekonomin.</text:span></text:p>
      <text:h text:style-name="Heading_20_2" text:outline-level="2">Intressenter</text:h>
      <text:h text:style-name="Heading_20_3" text:outline-level="3"><text:span text:style-name="T3">Medlemsansvarig</text:span><text:span text:style-name="T4"> </text:span></text:h>
      <text:p text:style-name="Text_20_body">har ansvar för medlemsregistret.</text:p>
      <text:h text:style-name="Heading_20_3" text:outline-level="3"><text:span text:style-name="T3">Ekonomiansvarig</text:span></text:h>
      <text:p text:style-name="Text_20_body">har ansvar för ekonomin.</text:p>
      <text:h text:style-name="P3" text:outline-level="3">Räddningstjänsten</text:h>
      <text:p text:style-name="P5"><text:span text:style-name="T5">Har synpunkter på registret med båtar och dess båtplatser.</text:span></text:p>
      <text:h text:style-name="Heading_20_3" text:outline-level="3"><text:span text:style-name="T2">Nationella båtregistret</text:span></text:h>
      <text:p text:style-name="P5"><text:span text:style-name="T5">En av deras tjänster ska användas för att leta upp uppgifter om båtarna.</text:span></text:p>
      <text:h text:style-name="Heading_20_2" text:outline-level="2"><text:soft-page-break/>Liknande/Konkurrerande system</text:h>
      <text:p text:style-name="Text_20_body"/>
      <text:h text:style-name="Heading_20_2" text:outline-level="2">Baskrav</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03T15:32:26.04</dc:date>
    <dc:creator>Henrik Gabrielsson</dc:creator>
    <meta:editing-duration>PT2H19M16S</meta:editing-duration>
    <meta:editing-cycles>103</meta:editing-cycles>
    <meta:generator>OpenOffice/4.0.1$Win32 OpenOffice.org_project/401m5$Build-9714</meta:generator>
    <meta:document-statistic meta:table-count="0" meta:image-count="0" meta:object-count="0" meta:page-count="2" meta:paragraph-count="24" meta:word-count="230" meta:character-count="1529"/>
  </office:meta>
</office:document-meta>
</file>